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199" officeooo:paragraph-rsid="001bd199"/>
    </style:style>
    <style:style style:name="P2" style:family="paragraph" style:parent-style-name="Standard">
      <style:paragraph-properties fo:margin-top="0.101cm" fo:margin-bottom="0.101cm" style:contextual-spacing="false" fo:line-height="150%"/>
      <style:text-properties officeooo:rsid="001bd199" officeooo:paragraph-rsid="001bd199"/>
    </style:style>
    <style:style style:name="P3" style:family="paragraph" style:parent-style-name="Standard">
      <style:paragraph-properties fo:line-height="150%"/>
      <style:text-properties officeooo:rsid="001bd199" officeooo:paragraph-rsid="001bd199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1bd199" officeooo:paragraph-rsid="001bd199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officeooo:rsid="001bd199" officeooo:paragraph-rsid="001bd199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4"/>
      <text:p text:style-name="P4">Рецензия</text:p>
      <text:p text:style-name="P4">Версаль: испытания Короля-солнц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Автор: Рахматов Нематджон</text:p>
      <text:p text:style-name="P5">Группа: P3133</text:p>
      <text:p text:style-name="P5">Поток: ИНТ 4.1</text:p>
      <text:p text:style-name="P5">Курс обучения: 1</text:p>
      <text:p text:style-name="P5"/>
      <text:p text:style-name="P5"/>
      <text:p text:style-name="P1"/>
      <text:p text:style-name="P1"><text:soft-page-break/></text:p>
      <text:p text:style-name="P3"><text:tab/>Строительство Версальского дворца началось в 1624 году под руководством короля Людовика XIII. В то время дворец должен был служить охотничьим домиком для короля и его двора. Однако в течение нескольких последующих десятилетий дворец был расширен и превратился в роскошную резиденцию, которой он известен сегодня.</text:p>
      <text:p text:style-name="P3"/>
      <text:p text:style-name="P3"><text:tab/>Во времена правления Людовика XIV дворец подвергся самому значительному расширению. Людовик XIV, известный как "Король-солнце", хотел, чтобы дворец отражал его власть и богатство, и поручил работу над дворцом самым известным архитекторам и художникам того времени. В результате был создан ряд сложных и богато украшенных зданий, садов и фонтанов, которые должны были произвести впечатление на посетителей и продемонстрировать богатство и власть короля.</text:p>
      <text:p text:style-name="P3"/>
      <text:p text:style-name="P3"><text:tab/>Одной из самых известных особенностей дворца является Зеркальный зал, спроектированный архитектором Жюлем Хардуэн-Мансаром. Зеркальный зал представляет собой длинную галерею с рядом арочных окон, которые отражают свет из сада снаружи, создавая ослепительный эффект. Галерея украшена зеркалами, мрамором и сусальным золотом и считается одной из самых красивых комнат во дворце.</text:p>
      <text:p text:style-name="P3"/>
      <text:p text:style-name="P3"><text:tab/>Помимо своих архитектурных и художественных особенностей, дворец также известен своим историческим значением. Он был местом многих важных событий в истории Франции, включая подписание Версальского договора в 1919 году, который положил конец Первой мировой войне. Сегодня дворец является популярным туристическим объектом, привлекающим миллионы посетителей каждый год.</text:p>
      <text:p text:style-name="P3"/>
      <text:p text:style-name="P3"><text:tab/>На мой взгляд, Версальский дворец - это выдающееся достижение архитектуры и дизайна. Его сложные и витиеватые элементы свидетельствуют о мастерстве и творчестве архитекторов и художников, работавших над ним. Однако он также является напоминанием об излишествах французской монархии и неравноправном обществе, которое она представляла.</text:p>
      <text:p text:style-name="P3"/>
      <text:p text:style-name="P3"><text:tab/>При рассмотрении дворца возникает вопрос, почему король и его двор решили жить в такой роскошной и экстравагантной резиденции. Кажется, что дворец был больше предназначен для демонстрации богатства и власти короля, чем для обеспечения комфортного и функционального жизненного пространства для королевской семьи.</text:p>
      <text:p text:style-name="P3"><text:soft-page-break/></text:p>
      <text:p text:style-name="P3"><text:tab/>Другой вопрос заключается в том, как финансировалось строительство дворца. Вполне вероятно, что значительная часть средств на строительство была получена из налогов, которые платил французский народ. В связи с этим возникает вопрос, была ли оправдана экстравагантность дворца, учитывая то бремя, которое он возлагал на население.</text:p>
      <text:p text:style-name="P3"/>
      <text:p text:style-name="P3"><text:tab/>Дворец был задуман как символ абсолютной власти короля и должен был впечатлять и пугать иностранных гостей. Он также должен был стать роскошным пристанищем для короля и его двора, с тщательно продуманными садами, фонтанами и скульптурами. Дворец стал центром политической и общественной жизни Франции и местом проведения многих важных событий и собраний, включая подписание Версальского договора в 1919 году.</text:p>
      <text:p text:style-name="P3"/>
      <text:p text:style-name="P3"><text:tab/>Одной из самых примечательных особенностей дворца является Зеркальный зал - длинная галерея с зеркальными стенами и потолком, которая использовалась для государственных мероприятий и королевских приемов. Во дворце также есть часовня, театр и несколько музеев, включая знаменитый Музей истории Франции, где хранится коллекция картин, скульптур и других артефактов, связанных с историей французской монархии.</text:p>
      <text:p text:style-name="P3"/>
      <text:p text:style-name="P3"><text:tab/>Один из вопросов, который приходит на ум, когда думаешь об истории дворца, - почему он вообще был построен. Почему король Людовик XIV решил построить такой сложный и дорогой дворец, и каковы были его мотивы? Другой вопрос заключается в том, как дворец сохранялся и поддерживался на протяжении веков, и с какими трудностями пришлось столкнуться при этом.</text:p>
      <text:p text:style-name="P3"/>
      <text:p text:style-name="P3"><text:tab/>В заключение следует отметить, что Версальский дворец - это захватывающий и впечатляющий образец архитектуры и дизайна. Его история и значение делают его обязательным местом посещения для всех, кто интересуется искусством, историей или излишествами французской монархии. Однако он также поднимает вопросы о социальных и экономических издержках такой экстравагантност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9:08:46.787800631</meta:creation-date>
    <dc:date>2022-12-12T09:16:12.894295785</dc:date>
    <meta:editing-duration>PT7M27S</meta:editing-duration>
    <meta:editing-cycles>3</meta:editing-cycles>
    <meta:generator>LibreOffice/7.4.2.3$Linux_X86_64 LibreOffice_project/40$Build-3</meta:generator>
    <meta:document-statistic meta:table-count="0" meta:image-count="0" meta:object-count="0" meta:page-count="3" meta:paragraph-count="17" meta:word-count="553" meta:character-count="4135" meta:non-whitespace-character-count="3588"/>
  </office:meta>
</office:document-meta>
</file>